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1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689445668492591480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42748398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2769656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2760377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1957763365159472528" text:style-name="L2">
        <text:list-item>
          <text:list>
            <text:list-item>
              <text:p text:style-name="P38">miles in the last week</text:p>
              <text:p text:style-name="P41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4550412989865121464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5">2.<text:tab/>Next continue running but now adjust pace up and down in order to keep HR <text:tab/>near HR0. <text:s/>Record mile splits on a watch. <text:s/>The split for the 3rd mile is Tmax.</text:p>
          <text:p text:style-name="P46">Continued</text:p>
          <text:p text:style-name="P47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4095663471211191687" text:style-name="L4">
        <text:list-item>
          <text:list>
            <text:list-header>
              <text:p text:style-name="P42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1065527163823851410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548926842324783872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9">Tues Jan 15, 2019 <text:span text:style-name="T2">7 miles</text:span> <text:s/></text:p>
      <text:p text:style-name="P29"><text:span text:style-name="T2">Warmup:</text:span> <text:s/>1 mile on bike paths, rest about 7:00 and a 0.3 mile lead into a 142 bpm test</text:p>
      <text:p text:style-name="P29"><text:span text:style-name="T2">Run:</text:span> <text:s/>5 mile 142 bpm test,</text:p>
      <text:p text:style-name="P29">mile times and pulses at the end of each mile: 8:14 (142), 8:26 (142), 8:27 (142), 8:25 (142), 8:30 (142)</text:p>
      <text:p text:style-name="P30">Warm down: <text:span text:style-name="T3">0.2 miles on the treadmill</text:span> <text:span text:style-name="T3">and</text:span> <text:span text:style-name="T3">½ mile outside</text:span></text:p>
      <text:p text:style-name="P2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1"><text:soft-page-break/>Sat Jan 19, 2019 <text:span text:style-name="T2">3.9 miles</text:span></text:p>
      <text:p text:style-name="P1"><text:span text:style-name="T2">Warmup:</text:span> ½ mile to the Sportcentrum VU and rest a few minutes</text:p>
      <text:list xml:id="list6546876488054751707" text:style-name="L7">
        <text:list-item>
          <text:list>
            <text:list-header>
              <text:p text:style-name="P43">1.5 miles on a treadmill averaging about 8:45/mile and rest about 4 minutes</text:p>
              <text:p text:style-name="P44">Run:<text:span text:style-name="T3"> 0.15 mile lead into a 1mile run in 7:13, ¼ mile splits: 1:50, 1:50, 1:48, 1:45</text:span></text:p>
              <text:p text:style-name="P43">I ran the last 0.2 miles under 7:00/mile pace. Pulse at the end of run: 158 bpm</text:p>
              <text:p text:style-name="P44">Warmdown: <text:span text:style-name="T3">rest a few minutes and jog ¾ mile outside </text:span></text:p>
            </text:list-header>
          </text:list>
        </text:list-item>
      </text:list>
      <text:p text:style-name="P1"/>
      <text:p text:style-name="P2"><text:span text:style-name="T3">Sun Jan 20, 2019</text:span> no running </text:p>
      <text:p text:style-name="P1">We flew from Amsterdam to Pittsburgh.</text:p>
      <text:p text:style-name="P1"/>
      <text:p text:style-name="P1">Mon Jan 21, 2019 <text:span text:style-name="T2">no running</text:span> <text:s/></text:p>
      <text:p text:style-name="P1">We flew from Pittsburgh to Palm Springs California.</text:p>
      <text:p text:style-name="P1"/>
      <text:p text:style-name="P1">Tues Jan 22, 2019 <text:span text:style-name="T2">4.5 miles </text:span></text:p>
      <text:p text:style-name="P1">I ran on a ½ mile loop in Palm Springs.</text:p>
      <text:p text:style-name="P2">Warmup: <text:span text:style-name="T3">¼ mile run and rest a few minutes</text:span></text:p>
      <text:p text:style-name="P2">Run:<text:span text:style-name="T3"> </text:span><text:s/><text:span text:style-name="T3">5</text:span> <text:span text:style-name="T3">x ½ mile with a four minute rest after each run</text:span></text:p>
      <text:p text:style-name="P1">Times for the ½ mile runs: 4:40, 4:07, 4:00, 4:04, 3:43</text:p>
      <text:p text:style-name="P2">Warm down: <text:span text:style-name="T3">1.75 mile jog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22T21:28:34.23</dc:date>
    <dc:creator>James  Lombardi</dc:creator>
    <meta:editing-duration>P7DT9H10M4S</meta:editing-duration>
    <meta:editing-cycles>640</meta:editing-cycles>
    <meta:generator>OpenOffice/4.1.2$Win32 OpenOffice.org_project/412m3$Build-9782</meta:generator>
    <meta:document-statistic meta:table-count="0" meta:image-count="0" meta:object-count="0" meta:page-count="16" meta:paragraph-count="423" meta:word-count="5575" meta:character-count="27729"/>
  </office:meta>
</office:document-meta>
</file>